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7134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295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g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rq1</text:p>
          </table:table-cell>
          <table:table-cell table:style-name="ce1" office:value-type="string" calcext:value-type="string">
            <text:p>rq2</text:p>
          </table:table-cell>
          <table:table-cell table:style-name="ce1" office:value-type="string" calcext:value-type="string">
            <text:p>rq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ge_child</text:p>
          </table:table-cell>
          <table:table-cell table:style-name="ce1" office:value-type="string" calcext:value-type="string">
            <text:p>hs_age_year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ge of the child at clinical assessmen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years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no2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nox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4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pm10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5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pm25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6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2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2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2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x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x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x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10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10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10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25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25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25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reastfeeding</text:p>
          </table:table-cell>
          <table:table-cell table:style-name="ce1" office:value-type="string" calcext:value-type="string">
            <text:p>hs_bf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breastfeeding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ubcohort_prenatal</text:p>
          </table:table-cell>
          <table:table-cell table:style-name="ce1" office:value-type="string" calcext:value-type="string">
            <text:p>breastfeeding_perinatal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e3_b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weigh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irth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c_bmi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MI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Kg / m^2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c_heigh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eight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c_weigh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eight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kg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head_ci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ead circumference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midup_ar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id-upper arm circumference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wais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aist circumference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(B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(B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bisphenol A (B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u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(BU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u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(BU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u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N-Butyl paraben (BU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dithiophosphate (DED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ethyl dithiophosphate (DEDTP)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≥80% of the values were &lt;limit of detection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 (DED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raw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 (DED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 (DE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 (DE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phosphate (DE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t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 (DE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t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 (DE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thiophosphate (DE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 (DMD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dithiophosphate (DMD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methyl dithiophosphate (DMDTP)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≥80% of the values were &lt;limit of detection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 (DMD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 (DM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 (DM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phosphate (DM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t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(DM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t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(DM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thiophosphate (DM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et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(ET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et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(ET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et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ethyl paraben (ET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atrix_c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pesticides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atrix_c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phenol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atrix_c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hthalate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bz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 (Mbz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bz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 (MBz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bz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 benzyl phthalate (MBz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cp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 (MECP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cp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 (MECP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cp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 5-carboxypentyl phthalate (MECP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h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 (MEHH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h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 (MEHH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h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hydroxyhexyl phthalate (MEHH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 (MEH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 (MEH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hexyl phthalate (MEH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oh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 (MEOH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oh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 (MEOH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oh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oxohexyl phthalate (MEOH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 (ME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 (ME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ethyl phthalate (ME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(ME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(ME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thyl paraben (ME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ib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 (MiB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ib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 (MiB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ib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iso-buty phthalate (MiB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nb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 (MnB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nb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 (MnB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nb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n-butyl phthalate (MnB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hmin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(OHMiN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hmin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(OHMiN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hmin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hydroxyoctyl phthalate (OHMiN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be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(OXBE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be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(OXBE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be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Oxybenzone (OXBE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omin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(OXOMiN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omin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(OXOMiN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omin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oxooctyl phthalate (OXOMiN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pr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(PR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pr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(PR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pr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ropyl paraben (PR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trcs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(TRCS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trcs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(TRCS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trcs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riclosan (TRCS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can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nned fish (tuna, sardines, sprat) – 1/2 small ca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canfrui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nned fruit with syrup / nectars – 1 small bowl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cookv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oked or pureed vegetables (pumpkin, aubergine, green beans, spinach, carrots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fastf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Visits a fast food restaurant/take awa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ary_habi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fruit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ruits (orange, kiwi, mandarines, pears, apples, bananas, berries, melon, etc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oily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atty/oily fish (sardines, salmon, mackerel, tuna, trout, carp) – 1 small serving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om3_sup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d your child use Omega-3 fatty acid supplements?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yes, no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upplemen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org_f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ats organic foo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ary_habi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rawv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Raw vegetables (lettuce, tomato, onion, pepper, carrot, cucumber, etc) – 1 small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seaf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afood (shellfish, squid, shrimps) – 1 small serving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total_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ood group: fish and seafood (hs_canfish+hs_oilyfish+hs_whfish+hs_seafood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_food_group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total_fruit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ood group: fruits (hs_canfruit+hs_dryfruit+hs_freshjuice+hs_fruits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_food_group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total_v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ood group: vegetables (hs_cookveg+hs_rawve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_food_group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vitd_sup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d your child use Vitamin D supplements?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yes, no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upplemen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wh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n/white fish (flat fish, perch, fish cakes) – 1 small serving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tini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cotinine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≥80% of the values were &lt;limit of detection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NOT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globalex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Global exposure of the child to ETS (4 categories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o exposure, exposure only outside, exposure only inside, exposure inside and outside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tobacco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matrix_c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cotinine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smk_parent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moking status of parents (both)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either, one, bo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tobacco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tob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Which of the following best describes your consumption of tobacco?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tobacco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string" calcext:value-type="string">
            <text:p>cohort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Cohort name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comm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reatinine</text:p>
          </table:table-cell>
          <table:table-cell table:style-name="ce1" office:value-type="string" calcext:value-type="string">
            <text:p>hs_creatinine_c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 in chil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G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healthc_tday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health on the day of assessment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Normal, Health proble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mood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ood of the child in the last few days before assessment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Usual, Not usua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nois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Noise on the day of assessment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 noise, Some noise, Noisy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rest_nt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rested the night before assessment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Yes, Not as well as usua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thnicity_child</text:p>
          </table:table-cell>
          <table:table-cell table:style-name="ce1" office:value-type="string" calcext:value-type="string">
            <text:p>h_ethnicity_c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Which is the ethnicity of the child?</text:p>
          </table:table-cell>
          <table:table-cell table:style-name="ce1" office:value-type="string" calcext:value-type="string">
            <text:p>1,2,3,4,5,6,7</text:p>
          </table:table-cell>
          <table:table-cell table:style-name="ce1" office:value-type="string" calcext:value-type="string">
            <text:p>African, Asian, Caucasian, Native_American, Other, Pakistani, White_notEuropea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ethnicity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thnicity_mother</text:p>
          </table:table-cell>
          <table:table-cell table:style-name="ce1" office:value-type="string" calcext:value-type="string">
            <text:p>h_ethnicity_m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Which is the ethnicity of the mother?</text:p>
          </table:table-cell>
          <table:table-cell table:style-name="ce1" office:value-type="string" calcext:value-type="string">
            <text:p>1,2,3,4,5,6,7</text:p>
          </table:table-cell>
          <table:table-cell table:style-name="ce1"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HELIX_ethnicity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FAS_ca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Family Affluence Scale (FAS II) categorical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FAS_scor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amily Affluence Scale (FAS II) continuou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c_roo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oes your child have his / her own room?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 shares with parents / caregiver, No shares with sibling(s)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fam_ca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oes your family have a car?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, Yes, Yes two or mor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financ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How well would you say your family is managing financially these days?</text:p>
          </table:table-cell>
          <table:table-cell table:style-name="ce1" office:value-type="string" calcext:value-type="string">
            <text:p>1,2,3,4,5,6</text:p>
          </table:table-cell>
          <table:table-cell table:style-name="ce1"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wrk_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What is your current employment status (mother)?</text:p>
          </table:table-cell>
          <table:table-cell table:style-name="ce1" office:value-type="string" calcext:value-type="string">
            <text:p>1,2,3,4,5,6,7,8</text:p>
          </table:table-cell>
          <table:table-cell table:style-name="ce1"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bh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 head circumference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bl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 length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b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 weigh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mbination of the three previous variabl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lmp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MP-based GA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ma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GA registered by the maternity record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ult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Gestational age estimated using ultrasound measurements if there were performed before 20 weeks of gestatio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EX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xternalizing (symptom-specific factor)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pfact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GPF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General psychopathology factor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pfact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AN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accura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lertin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lerting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center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center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center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center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mision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mmission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nflic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nflict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ngruent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ngruent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rrect_rave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of correc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RAVEN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doubl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doubl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double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double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Af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Affective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An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Anxiety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Co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Conduct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Opo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Oppositional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So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Somatic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TDA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ADHD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A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nxious/depresse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Ag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ggressive behavio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At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ttention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No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Rule-Breaking behavio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Ot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ther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Pe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hought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R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ithdrawn/Depresse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So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cial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So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matic complaint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Gen_Ex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xternalizing scal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Gen_In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Internalizing scal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Gen_To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2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it Reaction Time (mean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2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it Reaction Time (median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s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it Reaction Time Standard Erro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incongruent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in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incongruent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in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missing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ing respons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no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no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no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no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ne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spons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rientin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rienting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rienting_endogenou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rienting endogenous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rienting_exogenou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rienting exogenous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spatial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spatial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spatial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spatial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time_rave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orking time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AVEN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zero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incorrect respons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Internalizing (symptom-specific factor)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pfact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1g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lcool during pregnancy: more than 1 glass/w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1gd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lcool during pregnancy: more than 1 glass/d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lcool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Glasses / week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yn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lcool during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cereal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ereal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dairy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airy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fastfood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ast food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fish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ish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fruit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ruit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legume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gume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meat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t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veg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Vegetables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edu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education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Primary school, Secondary school, University degree or higher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Mothe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edum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education in 3 categorie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Mothe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edup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Parental education in 3 categorie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SocioEco_Statu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marital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rital statu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iving with the father, Living alone, Other situation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Mothe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s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ocioeconomic status of the parents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Low income, Medium income, High income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SocioEco_Statu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cigd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number of cigarettes smoked per day by the mother during 1st trimester of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Nb / day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cigd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number of cigarettes smoked per day by the mother during 2nd trimester of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Nb / day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cigd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number of cigarettes smoked per day by the mother during 3rd trimester of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Nb / day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t1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1st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t2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2n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t3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3r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any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t1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1st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t2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2n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t3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3r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1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1 year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2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2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3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3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4_5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4-5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4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4 month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6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6 month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7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7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8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8 month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8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8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europsychologicalDiagnosis_child</text:p>
          </table:table-cell>
          <table:table-cell table:style-name="ce1" office:value-type="string" calcext:value-type="string">
            <text:p>hs_neuro_diag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ny previous child neuropsychological diagnosis?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psychological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as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rsenic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as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arsenic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as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rsenic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d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dm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d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adm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d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dm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hol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holesterol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o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balt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o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balt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o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balt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s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s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s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es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u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pp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u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pper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u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pper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dlcol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DL cholestero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dlco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HDL cholesterol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dlco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DL cholesterol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g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rcury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g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rcur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g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rcury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k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otas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k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otas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k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otass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ldlcol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DL cholestero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ldlco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LDL cholesterol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ldlco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DL cholesterol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atrix_clipid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lipids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atrix_cmetal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metals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g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gn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g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gn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g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gnes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n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nganes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n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nganes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n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nganes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o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lybden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o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lybden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o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lybden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n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d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n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od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na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d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b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b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lea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b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d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hospholipid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hospholipid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phospholipids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hospholipids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se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len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se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elen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se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len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hall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l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thallium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hall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chol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cholestero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cho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otal cholesterol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cho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cholesterol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fat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total fat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glycerid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riglyceride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triglycerides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glycerides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zn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Zinc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zn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zinc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zn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Zinc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as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rsenic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as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arsenic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bisphenol A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N-But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d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dm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d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adm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balt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balt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ca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cotinine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n-smokers, SHS smokers, Smokers</text:p>
          </table:table-cell>
          <table:table-cell table:style-name="ce1" office:value-type="string" calcext:value-type="string">
            <text:p>Values &lt;LOD or cotinine levels &lt;18.5 µg/L, Cotinine levels ≥18.5-50 µg/L, Cotinine levels &gt;50 µg/L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tini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reatini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G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s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s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a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u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pp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u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pper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di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ethyl dithiophosphate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di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methyl dithiophosphate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eth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hg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rcury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hg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rcur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k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otas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k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otas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cotinine was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crea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creatinine was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metal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metal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pesticide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phenol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phthalate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cotinine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crea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creatinine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metal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metal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esticide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henol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hthalate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bz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bz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bz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 benz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cp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cp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cp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 5-carboxypen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h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h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h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hydroxyhex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hex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oh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oh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oh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oxohex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eth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th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g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gn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g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gn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ib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ib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ib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iso-buty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nganes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nganes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b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b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b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n-bu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o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lybden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o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lybden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n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d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n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od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hydroxyoc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Oxybenzo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oxooc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b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b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lea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rop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len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elen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umDEHPm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um of DEHP metabolit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umDEHPm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um of DEHP metabolites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cotinine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crea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creatinine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meta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metal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pesticide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phenol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phthalate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l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hall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l_m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thallium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l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hall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riclosa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zn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Zinc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zn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zinc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aternalSEP_preg</text:p>
          </table:table-cell>
          <table:table-cell table:style-name="ce1" office:value-type="string" calcext:value-type="string">
            <text:p>e3_eduf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Paternal education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Primary school, Secondary school, University degree or higher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Fathe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aternalSEP_preg</text:p>
          </table:table-cell>
          <table:table-cell table:style-name="ce1" office:value-type="string" calcext:value-type="string">
            <text:p>e3_eduf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Paternal education in 3 categorie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Father</text:p>
          </table:table-cell>
          <table:table-cell table:style-name="ce1" office:value-type="string" calcext:value-type="string">
            <text:p>pre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qualityTesting_child</text:p>
          </table:table-cell>
          <table:table-cell table:style-name="ce1" office:value-type="string" calcext:value-type="string">
            <text:p>hs_qual_tes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Quality of the testing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rmal, Some problems, Not usabl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eason_visit</text:p>
          </table:table-cell>
          <table:table-cell table:style-name="ce1" office:value-type="string" calcext:value-type="string">
            <text:p>hs_date_neu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te of tes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d/mm/yyyy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ex_child</text:p>
          </table:table-cell>
          <table:table-cell table:style-name="ce1" office:value-type="string" calcext:value-type="string">
            <text:p>e3_sex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’s sex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Male, Femal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ime_lastMeal</text:p>
          </table:table-cell>
          <table:table-cell table:style-name="ce1" office:value-type="string" calcext:value-type="string">
            <text:p>hs_dift_mealbl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fference between blood time extraction and last meal time (raw)</text:p>
          </table:table-cell>
          <table:table-cell table:number-columns-repeated="5" table:style-name="ce1" office:value-type="string" calcext:value-type="string">
            <text:p>NA</text:p>
          </table:table-cell>
          <table:table-cell table:style-name="ce1" office:value-type="string" calcext:value-type="string">
            <text:p>sample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ime_lastMeal</text:p>
          </table:table-cell>
          <table:table-cell table:style-name="ce1" office:value-type="string" calcext:value-type="string">
            <text:p>hs_dift_mealblood_imp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Imputed difference between blood time extraction and last meal time</text:p>
          </table:table-cell>
          <table:table-cell table:number-columns-repeated="5" table:style-name="ce1" office:value-type="string" calcext:value-type="string">
            <text:p>NA</text:p>
          </table:table-cell>
          <table:table-cell table:style-name="ce1" office:value-type="string" calcext:value-type="string">
            <text:p>sample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ype_sample</text:p>
          </table:table-cell>
          <table:table-cell table:style-name="ce1" office:value-type="string" calcext:value-type="string">
            <text:p>hs_sample_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ype of urine sample collection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CUX, MUX, NUX</text:p>
          </table:table-cell>
          <table:table-cell table:style-name="ce1" office:value-type="string" calcext:value-type="string">
            <text:p>Combined urine night and morning, Morning urine, Night urin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10"/>
        </table:table-row>
        <table:table-row table:style-name="ro1" table:number-rows-repeated="10480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49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3-10-20T12:04:50.089600497</dc:date>
    <meta:editing-duration>P2DT17H23M46S</meta:editing-duration>
    <meta:editing-cycles>15</meta:editing-cycles>
    <meta:document-statistic meta:table-count="1" meta:cell-count="6986" meta:object-count="0"/>
  </office:meta>
</office:document-meta>
</file>